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8.5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Hymn #816</text:span></text:p>
            <text:p text:style-name="P1"><text:span text:style-name="T2">”</text:span><text:span text:style-name="T2">From All That Dwell Below the Ski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5.306cm" svg:x="1.778cm" svg:y="1.016cm">
          <draw:text-box>
            <text:p text:style-name="P1"><text:span text:style-name="T3">1. </text:span><text:span text:style-name="T4">From all that dwell below the skies</text:span><text:span text:style-name="T4"><text:line-break/></text:span><text:span text:style-name="T4">Let the Creator’s praise arise;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384cm" svg:height="6.991cm" svg:x="1.778cm" svg:y="1.016cm">
          <draw:text-box>
            <text:p text:style-name="P1"><text:span text:style-name="T4">Let the Redeemer’s name be sung</text:span><text:span text:style-name="T4"><text:line-break/></text:span><text:span text:style-name="T4">Through ev’ry land by ev’ry tongue.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5.306cm" svg:x="1.778cm" svg:y="0.79cm">
          <draw:text-box>
            <text:p text:style-name="P6"><text:span text:style-name="T5">2. </text:span><text:span text:style-name="T6">Eternal are Thy mercies, Lord;</text:span><text:span text:style-name="T6"><text:line-break/></text:span><text:span text:style-name="T6">Eternal truth attends Thy Word.</text:span><text:span text:style-name="T6"><text:line-break/></text:span><text:span text:style-name="T6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5.4cm" svg:height="7.112cm" svg:x="1.27cm" svg:y="1.016cm">
          <draw:text-box>
            <text:p text:style-name="P6"><text:span text:style-name="T7">Thy praise shall sound from shore to shore</text:span><text:span text:style-name="T6"><text:line-break/></text:span><text:span text:style-name="T6">Till suns shall rise and set no more.</text:span><text:span text:style-name="T6"><text:line-break/></text:span><text:span text:style-name="T6">Alleluia, alleluia!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8" draw:layer="layout" svg:width="24.638cm" svg:height="5.842cm" svg:x="1.524cm" svg:y="1.016cm">
          <draw:text-box>
            <text:p text:style-name="P6"><text:span text:style-name="T5">3. </text:span><text:span text:style-name="T6">All praise to God the Father be,</text:span><text:span text:style-name="T6"><text:line-break/></text:span><text:span text:style-name="T6">All praise, eternal Son, to Thee.</text:span><text:span text:style-name="T6"><text:line-break/></text:span><text:span text:style-name="T6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7" draw:text-style-name="P8" draw:layer="layout" svg:width="24.706cm" svg:height="10.735cm" svg:x="1.456cm" svg:y="0.947cm">
          <draw:text-box>
            <text:p text:style-name="P6"><text:span text:style-name="T6">Whom with the Spirit we adore</text:span><text:span text:style-name="T6"><text:line-break/></text:span><text:span text:style-name="T6">Forever and forevermore:</text:span><text:span text:style-name="T6"><text:line-break/></text:span><text:span text:style-name="T6">Alleluia, alleluia!</text:span><text:span text:style-name="T6"><text:line-break/></text:span><text:span text:style-name="T6">Alleluia, alleluia, alleluia!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4:29:13.338000000</meta:creation-date>
    <dc:title>bluwht blank</dc:title>
    <meta:editing-duration>PT3M55S</meta:editing-duration>
    <meta:editing-cycles>5</meta:editing-cycles>
    <meta:generator>LibreOffice/5.4.1.2$Windows_X86_64 LibreOffice_project/ea7cb86e6eeb2bf3a5af73a8f7777ac570321527</meta:generator>
    <dc:date>2017-09-14T12:28:43.660000000</dc:date>
    <meta:document-statistic meta:object-count="53"/>
  </office:meta>
</office:document-meta>
</file>